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5-10-2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5-08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5-05-11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5-02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4-10-2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4-08-21 0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4-05-15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4-02-20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3-10-24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3-08-22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3-02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2-10-16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2-08-23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2-05-24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2-02-1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1-11-01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1-08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1-05-1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1-02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0-10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0-08-1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20-02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9-10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9-08-19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9-05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9-02-25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8-10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8-05-14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8-04-18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8-02-26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7-11-03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7-08-1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7-05-23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7-02-2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6-11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6-07-25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6-04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6-03-02 0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5-10-1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2234</text:p>
          </table:table-cell>
          <table:table-cell office:value-type="string" calcext:value-type="string">
            <text:p>24S-32.50E-32DBA shallow</text:p>
          </table:table-cell>
          <table:table-cell office:value-type="string" calcext:value-type="string">
            <text:p>2015-07-2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